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60e4" officeooo:paragraph-rsid="0003db25"/>
    </style:style>
    <style:style style:name="P2" style:family="paragraph" style:parent-style-name="Standard">
      <style:paragraph-properties fo:text-align="justify" style:justify-single-word="false"/>
      <style:text-properties officeooo:rsid="000160e4" officeooo:paragraph-rsid="000160e4"/>
    </style:style>
    <style:style style:name="P3" style:family="paragraph" style:parent-style-name="Standard">
      <style:paragraph-properties fo:text-align="justify" style:justify-single-word="false"/>
      <style:text-properties officeooo:rsid="000160e4" officeooo:paragraph-rsid="0003db25"/>
    </style:style>
    <style:style style:name="P4" style:family="paragraph" style:parent-style-name="Standard">
      <style:paragraph-properties fo:text-align="justify" style:justify-single-word="false"/>
      <style:text-properties officeooo:rsid="000160e4" officeooo:paragraph-rsid="00096c01"/>
    </style:style>
    <style:style style:name="P5" style:family="paragraph" style:parent-style-name="Standard">
      <style:paragraph-properties fo:text-align="justify" style:justify-single-word="false"/>
      <style:text-properties officeooo:rsid="000160e4" officeooo:paragraph-rsid="000b308d"/>
    </style:style>
    <style:style style:name="P6" style:family="paragraph" style:parent-style-name="Standard">
      <style:paragraph-properties fo:text-align="justify" style:justify-single-word="false"/>
      <style:text-properties officeooo:rsid="000160e4" officeooo:paragraph-rsid="00106a09"/>
    </style:style>
    <style:style style:name="P7" style:family="paragraph" style:parent-style-name="Standard">
      <style:text-properties officeooo:rsid="000160e4" officeooo:paragraph-rsid="0003db25"/>
    </style:style>
    <style:style style:name="P8" style:family="paragraph" style:parent-style-name="Standard">
      <style:text-properties fo:font-size="14pt" style:text-underline-style="solid" style:text-underline-width="auto" style:text-underline-color="font-color" officeooo:rsid="00078b3a" officeooo:paragraph-rsid="00078b3a" style:font-size-asian="14pt" style:font-size-complex="14pt"/>
    </style:style>
    <style:style style:name="P9" style:family="paragraph" style:parent-style-name="Standard">
      <style:text-properties fo:font-size="14pt" style:text-underline-style="solid" style:text-underline-width="auto" style:text-underline-color="font-color" officeooo:rsid="00078b3a" officeooo:paragraph-rsid="000b308d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officeooo:rsid="00106a09" officeooo:paragraph-rsid="00106a09"/>
    </style:style>
    <style:style style:name="P1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rsid="000160e4" officeooo:paragraph-rsid="000160e4"/>
    </style:style>
    <style:style style:name="P1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rsid="000160e4" officeooo:paragraph-rsid="000b308d"/>
    </style:style>
    <style:style style:name="P1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rsid="000160e4" officeooo:paragraph-rsid="000d207c"/>
    </style:style>
    <style:style style:name="P1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rsid="000160e4" officeooo:paragraph-rsid="000e3462"/>
    </style:style>
    <style:style style:name="P1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rsid="000160e4" officeooo:paragraph-rsid="00106a09"/>
    </style:style>
    <style:style style:name="P1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rsid="00106a09" officeooo:paragraph-rsid="00106a09"/>
    </style:style>
    <style:style style:name="P1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0pt" fo:font-weight="normal" officeooo:rsid="000fc22f" officeooo:paragraph-rsid="000fc22f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rsid="000fc22f" officeooo:paragraph-rsid="00106a09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0fc22f" officeooo:paragraph-rsid="000fc22f" style:font-weight-asian="normal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font-weight="normal" officeooo:rsid="000a06ef" officeooo:paragraph-rsid="000a06ef" style:font-weight-asian="normal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fo:font-weight="normal" officeooo:rsid="000a06ef" officeooo:paragraph-rsid="0010cb9d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0a06ef" officeooo:paragraph-rsid="000a06ef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0a06ef" officeooo:paragraph-rsid="0010cb9d" style:font-weight-asian="normal" style:font-weight-complex="normal"/>
    </style:style>
    <style:style style:name="P24" style:family="paragraph" style:parent-style-name="Standard" style:list-style-name="L2">
      <style:paragraph-properties fo:text-align="justify" style:justify-single-word="false"/>
      <style:text-properties fo:font-weight="normal" officeooo:rsid="000b308d" officeooo:paragraph-rsid="000b308d" style:font-weight-asian="normal" style:font-weight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fo:font-weight="normal" officeooo:rsid="000b308d" officeooo:paragraph-rsid="000d207c" style:font-weight-asian="normal" style:font-weight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fo:font-weight="normal" officeooo:rsid="00082a4a" officeooo:paragraph-rsid="000b308d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082a4a" officeooo:paragraph-rsid="000b308d" style:font-weight-asian="normal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fo:font-weight="normal" officeooo:rsid="0010cb9d" officeooo:paragraph-rsid="0010cb9d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officeooo:rsid="000160e4" officeooo:paragraph-rsid="0010cb9d"/>
    </style:style>
    <style:style style:name="P30" style:family="paragraph" style:parent-style-name="Standard">
      <style:text-properties fo:font-size="14pt" style:text-underline-style="solid" style:text-underline-width="auto" style:text-underline-color="font-color" officeooo:rsid="00078b3a" officeooo:paragraph-rsid="000b308d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officeooo:rsid="0010cb9d" officeooo:paragraph-rsid="0010cb9d"/>
    </style:style>
    <style:style style:name="P3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weight="normal" officeooo:rsid="00082a4a" officeooo:paragraph-rsid="000d207c" style:font-weight-asian="normal" style:font-weight-complex="normal"/>
    </style:style>
    <style:style style:name="P3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weight="normal" officeooo:rsid="00106a09" officeooo:paragraph-rsid="00106a09" style:font-weight-asian="normal" style:font-weight-complex="normal"/>
    </style:style>
    <style:style style:name="P3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weight="bold" officeooo:rsid="00082a4a" officeooo:paragraph-rsid="000e3462" style:font-weight-asian="bold" style:font-weight-complex="bold"/>
    </style:style>
    <style:style style:name="P3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0pt" fo:font-weight="normal" officeooo:rsid="000fc22f" officeooo:paragraph-rsid="00106a09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normal" officeooo:rsid="000fc22f" officeooo:paragraph-rsid="00106a09" style:font-size-asian="10pt" style:font-weight-asian="normal" style:font-size-complex="10pt" style:font-weight-complex="normal"/>
    </style:style>
    <style:style style:name="P37" style:family="paragraph">
      <style:paragraph-properties fo:text-align="center"/>
    </style:style>
    <style:style style:name="T1" style:family="text">
      <style:text-properties officeooo:rsid="0003db25"/>
    </style:style>
    <style:style style:name="T2" style:family="text">
      <style:text-properties officeooo:rsid="00059b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2a4a" style:font-weight-asian="bold" style:font-weight-complex="bold"/>
    </style:style>
    <style:style style:name="T5" style:family="text">
      <style:text-properties fo:font-weight="bold" officeooo:rsid="00096c01" style:font-weight-asian="bold" style:font-weight-complex="bold"/>
    </style:style>
    <style:style style:name="T6" style:family="text">
      <style:text-properties fo:font-weight="bold" officeooo:rsid="000b308d" style:font-weight-asian="bold" style:font-weight-complex="bold"/>
    </style:style>
    <style:style style:name="T7" style:family="text">
      <style:text-properties fo:font-weight="bold" officeooo:rsid="000d207c" style:font-weight-asian="bold" style:font-weight-complex="bold"/>
    </style:style>
    <style:style style:name="T8" style:family="text">
      <style:text-properties fo:font-weight="bold" officeooo:rsid="000e3462" style:font-weight-asian="bold" style:font-weight-complex="bold"/>
    </style:style>
    <style:style style:name="T9" style:family="text">
      <style:text-properties fo:font-weight="bold" officeooo:rsid="000fc22f" style:font-weight-asian="bold" style:font-weight-complex="bold"/>
    </style:style>
    <style:style style:name="T10" style:family="text">
      <style:text-properties fo:font-weight="bold" officeooo:rsid="00106a09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82a4a" style:font-weight-asian="normal" style:font-weight-complex="normal"/>
    </style:style>
    <style:style style:name="T13" style:family="text">
      <style:text-properties fo:font-weight="normal" officeooo:rsid="00096c01" style:font-weight-asian="normal" style:font-weight-complex="normal"/>
    </style:style>
    <style:style style:name="T14" style:family="text">
      <style:text-properties fo:font-weight="normal" officeooo:rsid="000a06ef" style:font-weight-asian="normal" style:font-weight-complex="normal"/>
    </style:style>
    <style:style style:name="T15" style:family="text">
      <style:text-properties fo:font-weight="normal" officeooo:rsid="000b308d" style:font-weight-asian="normal" style:font-weight-complex="normal"/>
    </style:style>
    <style:style style:name="T16" style:family="text">
      <style:text-properties fo:font-weight="normal" officeooo:rsid="000d207c" style:font-weight-asian="normal" style:font-weight-complex="normal"/>
    </style:style>
    <style:style style:name="T17" style:family="text">
      <style:text-properties fo:font-weight="normal" officeooo:rsid="000e3462" style:font-weight-asian="normal" style:font-weight-complex="normal"/>
    </style:style>
    <style:style style:name="T18" style:family="text">
      <style:text-properties fo:font-weight="normal" officeooo:rsid="00106a09" style:font-weight-asian="normal" style:font-weight-complex="normal"/>
    </style:style>
    <style:style style:name="T19" style:family="text">
      <style:text-properties fo:font-style="italic" fo:font-weight="normal" officeooo:rsid="000d207c" style:font-style-asian="italic" style:font-weight-asian="normal" style:font-style-complex="italic" style:font-weight-complex="normal"/>
    </style:style>
    <style:style style:name="T20" style:family="text">
      <style:text-properties fo:font-style="italic" officeooo:rsid="0010cb9d" style:font-style-asian="italic" style:font-style-complex="italic"/>
    </style:style>
    <style:style style:name="T21" style:family="text">
      <style:text-properties officeooo:rsid="00078b3a"/>
    </style:style>
    <style:style style:name="T22" style:family="text">
      <style:text-properties officeooo:rsid="00082a4a"/>
    </style:style>
    <style:style style:name="T23" style:family="text">
      <style:text-properties officeooo:rsid="000b308d"/>
    </style:style>
    <style:style style:name="T24" style:family="text">
      <style:text-properties officeooo:rsid="000e3462"/>
    </style:style>
    <style:style style:name="T25" style:family="text">
      <style:text-properties officeooo:rsid="00106a09"/>
    </style:style>
    <style:style style:name="T26" style:family="tex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T27" style:family="text">
      <style:text-properties style:font-name="Courier 10 Pitch" fo:font-size="10pt" fo:font-weight="normal" officeooo:rsid="00106a09" style:font-size-asian="10pt" style:font-weight-asian="normal" style:font-size-complex="10pt" style:font-weight-complex="normal"/>
    </style:style>
    <style:style style:name="T28" style:family="text">
      <style:text-properties style:font-name="Courier 10 Pitch" fo:font-size="10pt" fo:font-weight="bold" officeooo:rsid="00106a09" style:font-size-asian="10pt" style:font-weight-asian="bold" style:font-size-complex="10pt" style:font-weight-complex="bold"/>
    </style:style>
    <style:style style:name="T29" style:family="text">
      <style:text-properties officeooo:rsid="0010cb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ática I R1093</text:p>
      <text:p text:style-name="P1">Trabajo Práctico <text:span text:style-name="T1">de Clase</text:span> N°<text:span text:style-name="T21">2 – Control de Flujo</text:span></text:p>
      <text:p text:style-name="P1"><draw:line text:anchor-type="paragraph" draw:z-index="0" draw:name="Shape1" draw:style-name="gr1" draw:text-style-name="P37" svg:x1="-0.0098in" svg:y1="0.1102in" svg:x2="6.7in" svg:y2="0.0902in"><text:p/></draw:line></text:p>
      <text:p text:style-name="P1"/>
      <text:p text:style-name="P2">Reali<text:span text:style-name="T2">ce</text:span> un archivo “.c”, que posea las funciones <text:span text:style-name="T2">que se detallan más abajo. Éstas</text:span> deben estar correct<text:span text:style-name="T2">amente </text:span>documentadas, <text:span text:style-name="T21">indicando los parámetros que recibe, que devuelve y características particulares si correspondiese.</text:span></text:p>
      <text:p text:style-name="P3">En paralelo, reali<text:span text:style-name="T2">ce</text:span> un programa (en otro archivo “.c”) que <text:span text:style-name="T2">utilice </text:span>estas funciones <text:span text:style-name="T2">a modo de prueba </text:span>y corrobore su correcto funcionamiento.</text:p>
      <text:p text:style-name="P7"/>
      <text:p text:style-name="P8">Parte 1 – <text:span text:style-name="T22">Estructuras de Selección</text:span></text:p>
      <text:p text:style-name="P3"/>
      <text:p text:style-name="P2"><text:span text:style-name="T3">1.-</text:span><text:span text:style-name="T11"> </text:span><text:span text:style-name="T12">Realice una función que reciba dos número e imprima el mayor de ellos </text:span><text:span text:style-name="T14">(si son iguales puede imprimir cualquiera de los dos)</text:span><text:span text:style-name="T12">.</text:span></text:p>
      <text:p text:style-name="P11"><text:span text:style-name="T4">1.a.- </text:span><text:span text:style-name="T12">utilizando </text:span><text:span text:style-name="T13">la instrucción</text:span><text:span text:style-name="T12"> </text:span><text:span text:style-name="T4">if</text:span></text:p>
      <text:p text:style-name="P11"><text:span text:style-name="T4">1.b.-</text:span><text:span text:style-name="T12"> utilizando el </text:span><text:span text:style-name="T4">operador ternario</text:span></text:p>
      <text:p text:style-name="P2"/>
      <text:p text:style-name="P4"><text:span text:style-name="T5">2</text:span><text:span text:style-name="T3">.-</text:span><text:span text:style-name="T11"> </text:span><text:span text:style-name="T12">Realice una función que recib</text:span><text:span text:style-name="T14">a tres</text:span><text:span text:style-name="T12"> número e i</text:span><text:span text:style-name="T14">nforme:</text:span></text:p>
      <text:list xml:id="list7342578605015141043" text:style-name="L1">
        <text:list-item>
          <text:p text:style-name="P20"><text:span text:style-name="T29">Si l</text:span>os tres valores son positivos <text:span text:style-name="T29">(&gt;0), imprima:</text:span></text:p>
        </text:list-item>
      </text:list>
      <text:p text:style-name="P22"><text:tab/><text:tab/><text:tab/>“<text:span text:style-name="T20">Los valores recibidos son todos mayores a cero</text:span><text:span text:style-name="T29">”</text:span></text:p>
      <text:p text:style-name="P22"/>
      <text:list xml:id="list42315296471701" text:continue-numbering="true" text:style-name="L1">
        <text:list-item>
          <text:p text:style-name="P21"><text:span text:style-name="T29">Si l</text:span>os tres valores son negativos <text:span text:style-name="T29">(&lt;0), imprima:</text:span></text:p>
        </text:list-item>
      </text:list>
      <text:p text:style-name="P23"><text:tab/><text:tab/><text:tab/>“<text:span text:style-name="T20">Los valores recibidos son todos negativos</text:span><text:span text:style-name="T29">”</text:span></text:p>
      <text:p text:style-name="P23"/>
      <text:list xml:id="list42316197616593" text:continue-numbering="true" text:style-name="L1">
        <text:list-item>
          <text:p text:style-name="P20">Al menos dos valores son iguales, indicando si dos o tres valores son iguales <text:span text:style-name="T29">imprima según corresponda:</text:span></text:p>
        </text:list-item>
      </text:list>
      <text:p text:style-name="P23"><text:tab/><text:tab/><text:tab/>“<text:span text:style-name="T20">Hay dos de los valores recibidos que son iguales</text:span><text:span text:style-name="T29">”</text:span></text:p>
      <text:p text:style-name="P23"><text:tab/><text:tab/><text:tab/>“<text:span text:style-name="T20">Los tres valores recibidos son iguales</text:span><text:span text:style-name="T29">”</text:span></text:p>
      <text:p text:style-name="P23"><text:tab/></text:p>
      <text:list xml:id="list42316653174679" text:continue-numbering="true" text:style-name="L1">
        <text:list-item>
          <text:p text:style-name="P28">y si no se diese ninguna de las condiciones anteriores, imprima:</text:p>
        </text:list-item>
      </text:list>
      <text:p text:style-name="P23"><text:tab/><text:tab/><text:tab/>“<text:span text:style-name="T20">Que lindos números!</text:span><text:span text:style-name="T29">”</text:span></text:p>
      <text:p text:style-name="P29"/>
      <text:p text:style-name="P31"><text:span text:style-name="T3">nota: </text:span>utilizar <text:span text:style-name="T3">#define</text:span> para definir los textos a imprimir</text:p>
      <text:p text:style-name="P29"/>
      <text:p text:style-name="P5"><text:span text:style-name="T6">3</text:span><text:span text:style-name="T3">.-</text:span><text:span text:style-name="T11"> </text:span><text:span text:style-name="T12">Realice una función que </text:span><text:span text:style-name="T15">imprima el nombre de un color asociado al número recibido en base al siguiente esquema</text:span><text:span text:style-name="T14">:</text:span></text:p>
      <text:list xml:id="list6916681377051326893" text:style-name="L2">
        <text:list-item>
          <text:p text:style-name="P24">1 - <text:s/>Azul</text:p>
        </text:list-item>
        <text:list-item>
          <text:p text:style-name="P24">2 - Verde claro</text:p>
        </text:list-item>
        <text:list-item>
          <text:p text:style-name="P24">3 - Verde oscuro</text:p>
        </text:list-item>
        <text:list-item>
          <text:p text:style-name="P24">4 - Celeste</text:p>
        </text:list-item>
        <text:list-item>
          <text:p text:style-name="P24">5 - Amarillo</text:p>
        </text:list-item>
        <text:list-item>
          <text:p text:style-name="P24">6 - Naranja</text:p>
        </text:list-item>
        <text:list-item>
          <text:p text:style-name="P24">7 - Rojo</text:p>
        </text:list-item>
        <text:list-item>
          <text:p text:style-name="P25">8 – Marrón</text:p>
        </text:list-item>
        <text:list-item>
          <text:p text:style-name="P25">Ante cualquier otro valor recibido imprimir Blanco </text:p>
          <text:p text:style-name="P26"/>
        </text:list-item>
      </text:list>
      <text:p text:style-name="P12"><text:span text:style-name="T6">3</text:span><text:span text:style-name="T4">.a.- </text:span><text:span text:style-name="T12">utilizando </text:span><text:span text:style-name="T13">la</text:span><text:span text:style-name="T15"> estructura</text:span><text:span text:style-name="T12"> </text:span><text:span text:style-name="T6">else-i</text:span><text:span text:style-name="T4">f</text:span></text:p>
      <text:p text:style-name="P13"><text:span text:style-name="T7">3</text:span><text:span text:style-name="T4">.b.- </text:span><text:span text:style-name="T12">utilizando </text:span><text:span text:style-name="T13">la</text:span><text:span text:style-name="T15"> estructura</text:span><text:span text:style-name="T12"> </text:span><text:span text:style-name="T7">switch-case</text:span></text:p>
      <text:p text:style-name="P13"><text:span text:style-name="T7">3</text:span><text:span text:style-name="T4">.</text:span><text:span text:style-name="T7">c</text:span><text:span text:style-name="T4">.- </text:span><text:span text:style-name="T12">utilizando </text:span><text:span text:style-name="T16">el concepto de arrays – (</text:span><text:span text:style-name="T19">Solicitar ayuda al equipo docente</text:span><text:span text:style-name="T7">)</text:span></text:p>
      <text:p text:style-name="P32"/>
      <text:p text:style-name="P9"/>
      <text:p text:style-name="P9"><text:soft-page-break/></text:p>
      <text:p text:style-name="P9"/>
      <text:p text:style-name="P9">Parte <text:span text:style-name="T23">2</text:span> – <text:span text:style-name="T22">Estructuras de Repetición</text:span></text:p>
      <text:p text:style-name="P27"/>
      <text:p text:style-name="P2"><text:span text:style-name="T8">4</text:span><text:span text:style-name="T3">.- </text:span><text:span text:style-name="T17">Realizar una función que imprima los valores de un array de enteros recibido como parámetro</text:span>. <text:span text:style-name="T24">Los valores deben imprimirse hasta encontrar un elemento igual a cero (0), el cual no debe imprimirse.</text:span></text:p>
      <text:p text:style-name="P19"><text:span text:style-name="T22">P</text:span>ara probar las funciones desarrolladas utilice el siguiente array, invocándolo de las siguientes maneras:</text:p>
      <text:p text:style-name="P17">int arr[]={25,78,19,63,25,41,78,52,44,<text:span text:style-name="T25">33</text:span>,0,45,<text:span text:style-name="T25">0,</text:span>85,-1};</text:p>
      <text:p text:style-name="P17"><text:tab/>func (arr);</text:p>
      <text:p text:style-name="P17"><text:tab/>func (arr+10);</text:p>
      <text:p text:style-name="P19"/>
      <text:p text:style-name="P14"><text:span text:style-name="T8">4</text:span><text:span text:style-name="T4">.a.- </text:span><text:span text:style-name="T12">utilizando </text:span><text:span text:style-name="T17">e</text:span><text:span text:style-name="T13">l </text:span><text:span text:style-name="T17">ciclo </text:span><text:span text:style-name="T8">while</text:span></text:p>
      <text:p text:style-name="P14"><text:span text:style-name="T8">4</text:span><text:span text:style-name="T4">.</text:span><text:span text:style-name="T9">b</text:span><text:span text:style-name="T4">.- </text:span><text:span text:style-name="T12">utilizando </text:span><text:span text:style-name="T17">e</text:span><text:span text:style-name="T13">l </text:span><text:span text:style-name="T17">ciclo </text:span><text:span text:style-name="T9">for</text:span></text:p>
      <text:p text:style-name="P14"><text:span text:style-name="T8">4</text:span><text:span text:style-name="T4">.</text:span><text:span text:style-name="T9">c</text:span><text:span text:style-name="T4">.- </text:span><text:span text:style-name="T12">utilizando </text:span><text:span text:style-name="T17">e</text:span><text:span text:style-name="T13">l </text:span><text:span text:style-name="T17">ciclo </text:span><text:span text:style-name="T9">do-</text:span><text:span text:style-name="T8">while</text:span></text:p>
      <text:p text:style-name="P34"/>
      <text:p text:style-name="P6"><text:span text:style-name="T10">5</text:span><text:span text:style-name="T3">.- </text:span><text:span text:style-name="T17">Realizar una función que imprima los valores de un array de enteros recibido como parámetro</text:span>. <text:span text:style-name="T24">Los valores deben imprimirse hasta encontrar un elemento negativo. Los ceros no deben imprimirse.</text:span></text:p>
      <text:p text:style-name="P10">Las condiciones de diseño exigen:</text:p>
      <text:p text:style-name="P10">- para salir del ciclo debe utilizarse la sentencia break</text:p>
      <text:p text:style-name="P10">- para saltear una impresión debe usarse la sentencia continue.</text:p>
      <text:p text:style-name="P10">- utilice el ciclo que para usted sea el más apropiado dependiendo el caso.</text:p>
      <text:p text:style-name="P10"/>
      <text:p text:style-name="P15"><text:span text:style-name="T10">5</text:span><text:span text:style-name="T4">.a.-</text:span><text:span text:style-name="T12"> </text:span><text:span text:style-name="T18">Junto al dato del array debe imprimirse el orden que ocupa en el array.</text:span></text:p>
      <text:p text:style-name="P16"><text:span text:style-name="T18">T</text:span><text:span text:style-name="T11">omado como referencia el array anterior, sería:</text:span></text:p>
      <text:p text:style-name="P18"><text:span text:style-name="T27">0:</text:span><text:span text:style-name="T26">25, </text:span><text:span text:style-name="T27">1:</text:span><text:span text:style-name="T26">78, </text:span><text:span text:style-name="T27">2:</text:span><text:span text:style-name="T26">19, </text:span><text:span text:style-name="T27">3:</text:span><text:span text:style-name="T26">63, </text:span><text:span text:style-name="T27">4:</text:span><text:span text:style-name="T26">25, </text:span><text:span text:style-name="T27">5:</text:span><text:span text:style-name="T26">41, </text:span><text:span text:style-name="T27">6:</text:span><text:span text:style-name="T26">78, </text:span><text:span text:style-name="T27">7:</text:span><text:span text:style-name="T26">52, </text:span><text:span text:style-name="T27">8:</text:span><text:span text:style-name="T26">44, </text:span><text:span text:style-name="T28">9:</text:span><text:span text:style-name="T27">33</text:span><text:span text:style-name="T26">, </text:span><text:span text:style-name="T28">11:</text:span><text:span text:style-name="T26">45, </text:span><text:span text:style-name="T28">13:</text:span><text:span text:style-name="T26">85</text:span></text:p>
      <text:p text:style-name="P35"><text:tab/></text:p>
      <text:p text:style-name="P15"><text:span text:style-name="T10">5</text:span><text:span text:style-name="T4">.</text:span><text:span text:style-name="T10">b</text:span><text:span text:style-name="T4">.-</text:span><text:span text:style-name="T12"> </text:span><text:span text:style-name="T18">Junto al dato del array debe imprimirse el orden en que se imprime.</text:span></text:p>
      <text:p text:style-name="P33">Tomado como referencia el mismo array , sería:</text:p>
      <text:p text:style-name="P18"><text:span text:style-name="T27">0:</text:span><text:span text:style-name="T26">25, </text:span><text:span text:style-name="T27">1:</text:span><text:span text:style-name="T26">78, </text:span><text:span text:style-name="T27">2:</text:span><text:span text:style-name="T26">19, </text:span><text:span text:style-name="T27">3:</text:span><text:span text:style-name="T26">63, </text:span><text:span text:style-name="T27">4:</text:span><text:span text:style-name="T26">25, </text:span><text:span text:style-name="T27">5:</text:span><text:span text:style-name="T26">41, </text:span><text:span text:style-name="T27">6:</text:span><text:span text:style-name="T26">78, </text:span><text:span text:style-name="T27">7:</text:span><text:span text:style-name="T26">52, </text:span><text:span text:style-name="T27">8:</text:span><text:span text:style-name="T26">44, </text:span><text:span text:style-name="T28">9:</text:span><text:span text:style-name="T27">33</text:span><text:span text:style-name="T26">, </text:span><text:span text:style-name="T28">10:</text:span><text:span text:style-name="T26">45, </text:span><text:span text:style-name="T28">11:</text:span><text:span text:style-name="T26">85</text:span></text:p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598in" fo:margin-bottom="0.781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09:34:58.021066442</meta:creation-date>
    <dc:date>2018-05-23T04:23:15.101496903</dc:date>
    <meta:editing-duration>PT43M5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55" meta:word-count="493" meta:character-count="3012" meta:non-whitespace-character-count="2559"/>
  </office:meta>
</office:document-meta>
</file>